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3E8D1CF7D1C20DB2B94.png" manifest:media-type="image/png"/>
  <manifest:file-entry manifest:full-path="Pictures/1000020100000780000004380691F255D21EB633.png" manifest:media-type="image/png"/>
  <manifest:file-entry manifest:full-path="Pictures/100002010000034F000002477B6CA393B2044A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25cm" svg:height="10.795cm" svg:x="0.007cm" svg:y="-0.006cm">
          <draw:image xlink:href="Pictures/1000020100000780000004380691F255D21EB633.png" xlink:type="simple" xlink:show="embed" xlink:actuate="onLoad">
            <text:p/>
          </draw:image>
        </draw:frame>
        <draw:frame draw:style-name="gr1" draw:text-style-name="P1" draw:layer="layout" svg:width="11.405cm" svg:height="7.85cm" svg:x="5.957cm" svg:y="2.15cm">
          <draw:image xlink:href="Pictures/100002010000034F000002477B6CA393B2044ABA.png" xlink:type="simple" xlink:show="embed" xlink:actuate="onLoad">
            <text:p/>
          </draw:image>
        </draw:frame>
        <draw:frame draw:style-name="gr1" draw:text-style-name="P1" draw:layer="layout" svg:width="19.25cm" svg:height="9.601cm" svg:x="0cm" svg:y="1.294cm">
          <draw:image xlink:href="Pictures/10000201000007D0000003E8D1CF7D1C20DB2B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5:09:25.007172284</meta:creation-date>
    <meta:generator>LibreOffice/6.0.7.3$Linux_X86_64 LibreOffice_project/00m0$Build-3</meta:generator>
    <dc:date>2020-07-15T17:50:19.179924820</dc:date>
    <meta:editing-duration>PT8H25M10S</meta:editing-duration>
    <meta:editing-cycles>9</meta:editing-cycles>
    <meta:document-statistic meta:object-count="3"/>
  </office:meta>
</office:document-meta>
</file>